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insee.fr/">www.insee.fr</text:a>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818900">
            <text:p>818900</text:p>
          </table:table-cell>
          <table:table-cell table:number-columns-repeated="3"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825315">
            <text:p>825315</text:p>
          </table:table-cell>
          <table:table-cell table:number-columns-repeated="3"/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801379">
            <text:p>801379</text:p>
          </table:table-cell>
          <table:table-cell table:number-columns-repeated="3"/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794566">
            <text:p>794566</text:p>
          </table:table-cell>
          <table:table-cell table:number-columns-repeated="3"/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802536">
            <text:p>802536</text:p>
          </table:table-cell>
          <table:table-cell table:number-columns-repeated="3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812338">
            <text:p>812338</text:p>
          </table:table-cell>
          <table:table-cell table:number-columns-repeated="3"/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820051">
            <text:p>820051</text:p>
          </table:table-cell>
          <table:table-cell table:number-columns-repeated="3"/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830871">
            <text:p>830871</text:p>
          </table:table-cell>
          <table:table-cell table:number-columns-repeated="3"/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784415">
            <text:p>784415</text:p>
          </table:table-cell>
          <table:table-cell table:number-columns-repeated="3"/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792798">
            <text:p>792798</text:p>
          </table:table-cell>
          <table:table-cell table:number-columns-repeated="3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737877">
            <text:p>737877</text:p>
          </table:table-cell>
          <table:table-cell table:number-columns-repeated="3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813653">
            <text:p>813653</text:p>
          </table:table-cell>
          <table:table-cell table:number-columns-repeated="3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726848">
            <text:p>726848</text:p>
          </table:table-cell>
          <table:table-cell table:number-columns-repeated="3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736937">
            <text:p>736937</text:p>
          </table:table-cell>
          <table:table-cell table:number-columns-repeated="3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774931">
            <text:p>774931</text:p>
          </table:table-cell>
          <table:table-cell table:number-columns-repeated="3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747968">
            <text:p>747968</text:p>
          </table:table-cell>
          <table:table-cell table:number-columns-repeated="3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697676">
            <text:p>697676</text:p>
          </table:table-cell>
          <table:table-cell table:number-columns-repeated="3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712744">
            <text:p>712744</text:p>
          </table:table-cell>
          <table:table-cell table:number-columns-repeated="3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867816">
            <text:p>867816</text:p>
          </table:table-cell>
          <table:table-cell table:number-columns-repeated="3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739901">
            <text:p>739901</text:p>
          </table:table-cell>
          <table:table-cell table:number-columns-repeated="3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675676">
            <text:p>675676</text:p>
          </table:table-cell>
          <table:table-cell table:number-columns-repeated="3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697904">
            <text:p>697904</text:p>
          </table:table-cell>
          <table:table-cell table:number-columns-repeated="3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692322">
            <text:p>692322</text:p>
          </table:table-cell>
          <table:table-cell table:number-columns-repeated="3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670326">
            <text:p>670326</text:p>
          </table:table-cell>
          <table:table-cell table:number-columns-repeated="3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683296">
            <text:p>683296</text:p>
          </table:table-cell>
          <table:table-cell table:number-columns-repeated="3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712211">
            <text:p>712211</text:p>
          </table:table-cell>
          <table:table-cell table:number-columns-repeated="3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716966">
            <text:p>716966</text:p>
          </table:table-cell>
          <table:table-cell table:number-columns-repeated="3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679809">
            <text:p>679809</text:p>
          </table:table-cell>
          <table:table-cell table:number-columns-repeated="3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678269">
            <text:p>678269</text:p>
          </table:table-cell>
          <table:table-cell table:number-columns-repeated="3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742732">
            <text:p>742732</text:p>
          </table:table-cell>
          <table:table-cell table:number-columns-repeated="3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652953">
            <text:p>652953</text:p>
          </table:table-cell>
          <table:table-cell table:number-columns-repeated="3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682816">
            <text:p>682816</text:p>
          </table:table-cell>
          <table:table-cell table:number-columns-repeated="3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663705">
            <text:p>663705</text:p>
          </table:table-cell>
          <table:table-cell table:number-columns-repeated="3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664133">
            <text:p>664133</text:p>
          </table:table-cell>
          <table:table-cell table:number-columns-repeated="3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637713">
            <text:p>637713</text:p>
          </table:table-cell>
          <table:table-cell table:number-columns-repeated="3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661722">
            <text:p>661722</text:p>
          </table:table-cell>
          <table:table-cell table:number-columns-repeated="3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645844">
            <text:p>645844</text:p>
          </table:table-cell>
          <table:table-cell table:number-columns-repeated="3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632896">
            <text:p>632896</text:p>
          </table:table-cell>
          <table:table-cell table:number-columns-repeated="3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650832">
            <text:p>650832</text:p>
          </table:table-cell>
          <table:table-cell table:number-columns-repeated="3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645677">
            <text:p>645677</text:p>
          </table:table-cell>
          <table:table-cell table:number-columns-repeated="3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740281">
            <text:p>740281</text:p>
          </table:table-cell>
          <table:table-cell table:number-columns-repeated="3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675261">
            <text:p>675261</text:p>
          </table:table-cell>
          <table:table-cell table:number-columns-repeated="3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656261">
            <text:p>656261</text:p>
          </table:table-cell>
          <table:table-cell table:number-columns-repeated="3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626780">
            <text:p>626780</text:p>
          </table:table-cell>
          <table:table-cell table:number-columns-repeated="3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666878">
            <text:p>666878</text:p>
          </table:table-cell>
          <table:table-cell table:number-columns-repeated="3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643899">
            <text:p>643899</text:p>
          </table:table-cell>
          <table:table-cell table:number-columns-repeated="3"/>
        </table:table-row>
        <table:table-row table:style-name="ro2">
          <table:table-cell office:value-type="float" office:value="1946">
            <text:p>1946</text:p>
          </table:table-cell>
          <table:table-cell table:number-columns-repeated="2" office:value-type="float" office:value="545880">
            <text:p>545880</text:p>
          </table:table-cell>
          <table:table-cell table:formula="of:=[.B48]-[.C4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7">
            <text:p>1947</text:p>
          </table:table-cell>
          <table:table-cell table:number-columns-repeated="2" office:value-type="float" office:value="538157">
            <text:p>538157</text:p>
          </table:table-cell>
          <table:table-cell table:formula="of:=[.B49]-[.C4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8">
            <text:p>1948</text:p>
          </table:table-cell>
          <table:table-cell table:number-columns-repeated="2" office:value-type="float" office:value="513210">
            <text:p>513210</text:p>
          </table:table-cell>
          <table:table-cell table:formula="of:=[.B50]-[.C5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9">
            <text:p>1949</text:p>
          </table:table-cell>
          <table:table-cell table:number-columns-repeated="2" office:value-type="float" office:value="573598">
            <text:p>573598</text:p>
          </table:table-cell>
          <table:table-cell table:formula="of:=[.B51]-[.C5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0">
            <text:p>1950</text:p>
          </table:table-cell>
          <table:table-cell table:number-columns-repeated="2" office:value-type="float" office:value="534480">
            <text:p>534480</text:p>
          </table:table-cell>
          <table:table-cell table:formula="of:=[.B52]-[.C5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table:number-columns-repeated="2" office:value-type="float" office:value="565829">
            <text:p>565829</text:p>
          </table:table-cell>
          <table:table-cell table:formula="of:=[.B53]-[.C5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table:number-columns-repeated="2" office:value-type="float" office:value="524831">
            <text:p>524831</text:p>
          </table:table-cell>
          <table:table-cell table:formula="of:=[.B54]-[.C5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3">
            <text:p>1953</text:p>
          </table:table-cell>
          <table:table-cell table:number-columns-repeated="2" office:value-type="float" office:value="556983">
            <text:p>556983</text:p>
          </table:table-cell>
          <table:table-cell table:formula="of:=[.B55]-[.C5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4">
            <text:p>1954</text:p>
          </table:table-cell>
          <table:table-cell table:number-columns-repeated="2" office:value-type="float" office:value="518892">
            <text:p>518892</text:p>
          </table:table-cell>
          <table:table-cell table:formula="of:=[.B56]-[.C5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526322">
            <text:p>526322</text:p>
          </table:table-cell>
          <table:table-cell table:formula="of:=[.B57]-[.C5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545700">
            <text:p>545700</text:p>
          </table:table-cell>
          <table:table-cell table:formula="of:=[.B58]-[.C5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532107">
            <text:p>532107</text:p>
          </table:table-cell>
          <table:table-cell table:formula="of:=[.B59]-[.C5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500596">
            <text:p>500596</text:p>
          </table:table-cell>
          <table:table-cell table:formula="of:=[.B60]-[.C6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509114">
            <text:p>509114</text:p>
          </table:table-cell>
          <table:table-cell table:formula="of:=[.B61]-[.C6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520960">
            <text:p>520960</text:p>
          </table:table-cell>
          <table:table-cell table:formula="of:=[.B62]-[.C6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500289">
            <text:p>500289</text:p>
          </table:table-cell>
          <table:table-cell table:formula="of:=[.B63]-[.C6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541147">
            <text:p>541147</text:p>
          </table:table-cell>
          <table:table-cell table:formula="of:=[.B64]-[.C6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557852">
            <text:p>557852</text:p>
          </table:table-cell>
          <table:table-cell table:formula="of:=[.B65]-[.C6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520033">
            <text:p>520033</text:p>
          </table:table-cell>
          <table:table-cell table:formula="of:=[.B66]-[.C6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543696">
            <text:p>543696</text:p>
          </table:table-cell>
          <table:table-cell table:formula="of:=[.B67]-[.C6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6">
            <text:p>1966</text:p>
          </table:table-cell>
          <table:table-cell table:number-columns-repeated="2" office:value-type="float" office:value="528782">
            <text:p>528782</text:p>
          </table:table-cell>
          <table:table-cell table:formula="of:=[.B68]-[.C6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543033">
            <text:p>543033</text:p>
          </table:table-cell>
          <table:table-cell table:formula="of:=[.B69]-[.C6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8">
            <text:p>1968</text:p>
          </table:table-cell>
          <table:table-cell table:number-columns-repeated="2" office:value-type="float" office:value="553441">
            <text:p>553441</text:p>
          </table:table-cell>
          <table:table-cell table:formula="of:=[.B70]-[.C7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9">
            <text:p>1969</text:p>
          </table:table-cell>
          <table:table-cell table:number-columns-repeated="2" office:value-type="float" office:value="573335">
            <text:p>573335</text:p>
          </table:table-cell>
          <table:table-cell table:formula="of:=[.B71]-[.C7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0">
            <text:p>1970</text:p>
          </table:table-cell>
          <table:table-cell table:number-columns-repeated="2" office:value-type="float" office:value="542277">
            <text:p>542277</text:p>
          </table:table-cell>
          <table:table-cell table:formula="of:=[.B72]-[.C7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554151">
            <text:p>554151</text:p>
          </table:table-cell>
          <table:table-cell table:formula="of:=[.B73]-[.C7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2">
            <text:p>1972</text:p>
          </table:table-cell>
          <table:table-cell table:number-columns-repeated="2" office:value-type="float" office:value="549900">
            <text:p>549900</text:p>
          </table:table-cell>
          <table:table-cell table:formula="of:=[.B74]-[.C7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3">
            <text:p>1973</text:p>
          </table:table-cell>
          <table:table-cell table:number-columns-repeated="2" office:value-type="float" office:value="558782">
            <text:p>558782</text:p>
          </table:table-cell>
          <table:table-cell table:formula="of:=[.B75]-[.C7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552551">
            <text:p>552551</text:p>
          </table:table-cell>
          <table:table-cell table:formula="of:=[.B76]-[.C7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560353">
            <text:p>560353</text:p>
          </table:table-cell>
          <table:table-cell table:formula="of:=[.B77]-[.C7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557114">
            <text:p>557114</text:p>
          </table:table-cell>
          <table:table-cell table:formula="of:=[.B78]-[.C7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536221">
            <text:p>536221</text:p>
          </table:table-cell>
          <table:table-cell table:formula="of:=[.B79]-[.C7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546916">
            <text:p>546916</text:p>
          </table:table-cell>
          <table:table-cell table:formula="of:=[.B80]-[.C8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541805">
            <text:p>541805</text:p>
          </table:table-cell>
          <table:table-cell table:formula="of:=[.B81]-[.C8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547107">
            <text:p>547107</text:p>
          </table:table-cell>
          <table:table-cell table:formula="of:=[.B82]-[.C8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554823">
            <text:p>554823</text:p>
          </table:table-cell>
          <table:table-cell table:formula="of:=[.B83]-[.C8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543104">
            <text:p>543104</text:p>
          </table:table-cell>
          <table:table-cell table:formula="of:=[.B84]-[.C8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559655">
            <text:p>559655</text:p>
          </table:table-cell>
          <table:table-cell table:formula="of:=[.B85]-[.C8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542490">
            <text:p>542490</text:p>
          </table:table-cell>
          <table:table-cell table:formula="of:=[.B86]-[.C8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552496">
            <text:p>552496</text:p>
          </table:table-cell>
          <table:table-cell table:formula="of:=[.B87]-[.C8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546926">
            <text:p>546926</text:p>
          </table:table-cell>
          <table:table-cell table:formula="of:=[.B88]-[.C8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527466">
            <text:p>527466</text:p>
          </table:table-cell>
          <table:table-cell table:formula="of:=[.B89]-[.C8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524600">
            <text:p>524600</text:p>
          </table:table-cell>
          <table:table-cell table:formula="of:=[.B90]-[.C9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529283">
            <text:p>529283</text:p>
          </table:table-cell>
          <table:table-cell table:formula="of:=[.B91]-[.C9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526201">
            <text:p>526201</text:p>
          </table:table-cell>
          <table:table-cell table:formula="of:=[.B92]-[.C9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524685">
            <text:p>524685</text:p>
          </table:table-cell>
          <table:table-cell table:formula="of:=[.B93]-[.C9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521530">
            <text:p>521530</text:p>
          </table:table-cell>
          <table:table-cell table:formula="of:=[.B94]-[.C9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532263">
            <text:p>532263</text:p>
          </table:table-cell>
          <table:table-cell table:formula="of:=[.B95]-[.C9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519965">
            <text:p>519965</text:p>
          </table:table-cell>
          <table:table-cell table:formula="of:=[.B96]-[.C9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531618">
            <text:p>531618</text:p>
          </table:table-cell>
          <table:table-cell table:formula="of:=[.B97]-[.C9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535775">
            <text:p>535775</text:p>
          </table:table-cell>
          <table:table-cell table:formula="of:=[.B98]-[.C9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530319">
            <text:p>530319</text:p>
          </table:table-cell>
          <table:table-cell table:formula="of:=[.B99]-[.C9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534005">
            <text:p>534005</text:p>
          </table:table-cell>
          <table:table-cell table:formula="of:=[.B100]-[.C10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537661">
            <text:p>537661</text:p>
          </table:table-cell>
          <table:table-cell table:formula="of:=[.B101]-[.C10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530864">
            <text:p>530864</text:p>
          </table:table-cell>
          <table:table-cell table:formula="of:=[.B102]-[.C10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531073">
            <text:p>531073</text:p>
          </table:table-cell>
          <table:table-cell table:formula="of:=[.B103]-[.C10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535144">
            <text:p>535144</text:p>
          </table:table-cell>
          <table:table-cell table:formula="of:=[.B104]-[.C10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552339">
            <text:p>552339</text:p>
          </table:table-cell>
          <table:table-cell table:formula="of:=[.B105]-[.C10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509429">
            <text:p>509429</text:p>
          </table:table-cell>
          <table:table-cell table:formula="of:=[.B106]-[.C10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527533">
            <text:p>527533</text:p>
          </table:table-cell>
          <table:table-cell table:formula="of:=[.B107]-[.C10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516416">
            <text:p>516416</text:p>
          </table:table-cell>
          <table:table-cell table:formula="of:=[.B108]-[.C10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521016">
            <text:p>521016</text:p>
          </table:table-cell>
          <table:table-cell table:formula="of:=[.B109]-[.C10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532131">
            <text:p>532131</text:p>
          </table:table-cell>
          <table:table-cell table:formula="of:=[.B110]-[.C1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38166">
            <text:p>538166</text:p>
          </table:table-cell>
          <table:table-cell office:value-type="float" office:value="538116">
            <text:p>538116</text:p>
          </table:table-cell>
          <table:table-cell table:formula="of:=[.B111]-[.C111]" office:value-type="float" office:value="50">
            <text:p>50</text:p>
          </table:table-cell>
          <table:table-cell table:formula="of:=[.D111]/[.C111]*100" office:value-type="float" office:value="0.00929167688751124">
            <text:p>0,009291676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540469">
            <text:p>540469</text:p>
          </table:table-cell>
          <table:table-cell table:formula="of:=[.B112]-[.C11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534795">
            <text:p>534795</text:p>
          </table:table-cell>
          <table:table-cell table:formula="of:=[.B113]-[.C1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559227">
            <text:p>559227</text:p>
          </table:table-cell>
          <table:table-cell table:formula="of:=[.B114]-[.C1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558408">
            <text:p>558408</text:p>
          </table:table-cell>
          <table:table-cell table:formula="of:=[.B115]-[.C1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547003">
            <text:p>547003</text:p>
          </table:table-cell>
          <table:table-cell table:formula="of:=[.B116]-[.C1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581770">
            <text:p>581770</text:p>
          </table:table-cell>
          <table:table-cell table:formula="of:=[.B117]-[.C1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581073">
            <text:p>581073</text:p>
          </table:table-cell>
          <table:table-cell table:formula="of:=[.B118]-[.C1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593606">
            <text:p>593606</text:p>
          </table:table-cell>
          <table:table-cell table:formula="of:=[.B119]-[.C1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596552">
            <text:p>596552</text:p>
          </table:table-cell>
          <table:table-cell table:formula="of:=[.B120]-[.C1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599408">
            <text:p>599408</text:p>
          </table:table-cell>
          <table:table-cell table:formula="of:=[.B121]-[.C1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654599">
            <text:p>654599</text:p>
          </table:table-cell>
          <table:table-cell table:formula="of:=[.B122]-[.C1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644201">
            <text:p>644201</text:p>
          </table:table-cell>
          <table:table-cell table:formula="of:=[.B123]-[.C12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2">
            <text:p>2022</text:p>
          </table:table-cell>
          <table:table-cell office:value-type="float" office:value="651000">
            <text:p>651000</text:p>
          </table:table-cell>
          <table:table-cell office:value-type="float" office:value="658400">
            <text:p>658400</text:p>
          </table:table-cell>
          <table:table-cell table:formula="of:=[.B124]-[.C124]" office:value-type="float" office:value="-7400">
            <text:p>-7400</text:p>
          </table:table-cell>
          <table:table-cell table:formula="of:=[.D124]/[.C124]*100" office:value-type="float" office:value="-1.12393681652491">
            <text:p>-1,12393681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9">29.09.2023</text:date>, <text:time>12:51:0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29T12:51:02.98</dc:date>
    <dc:creator>Andrzej Bystrzycki</dc:creator>
    <meta:generator>OpenOffice.org/3.3$Win32 OpenOffice.org_project/330m20$Build-9567</meta:generator>
    <meta:editing-duration>PT1M51S</meta:editing-duration>
    <meta:editing-cycles>2</meta:editing-cycles>
    <meta:document-statistic meta:table-count="1" meta:cell-count="405" meta:object-count="0"/>
  </office:meta>
</office:document-meta>
</file>